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bfa28" officeooo:paragraph-rsid="000bfa28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d76be" officeooo:paragraph-rsid="000d76be" style:font-name-asian="Noto Sans Mono CJK SC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325248019792">
          <table:table-cell table:style-name="Table1.A1" office:value-type="string">
            <text:p text:style-name="P2">Verify rotation</text:p>
          </table:table-cell>
          <table:table-cell table:style-name="Table1.B1" office:value-type="string">
            <text:p text:style-name="P2">Take the value of rotation from the position of eye from horizontal.</text:p>
            <text:p text:style-name="P2"/>
          </table:table-cell>
        </table:table-row>
        <table:table-row table:style-name="TableLine94325248019792">
          <table:table-cell table:style-name="Table1.A2" office:value-type="string">
            <text:p text:style-name="P2">Verify blurness</text:p>
          </table:table-cell>
          <table:table-cell table:style-name="Table1.B2" office:value-type="string">
            <text:p text:style-name="P1"/>
          </table:table-cell>
        </table:table-row>
        <table:table-row table:style-name="TableLine94325248019792">
          <table:table-cell table:style-name="Table1.A2" office:value-type="string">
            <text:p text:style-name="P2">Verify if face</text:p>
          </table:table-cell>
          <table:table-cell table:style-name="Table1.B2" office:value-type="string">
            <text:p text:style-name="P1"/>
          </table:table-cell>
        </table:table-row>
        <table:table-row table:style-name="TableLine9432524801979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09:04:35.140558111</dc:date>
    <meta:editing-duration>PT1H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" meta:word-count="19" meta:character-count="112" meta:non-whitespace-character-count="97"/>
  </office:meta>
</office:document-meta>
</file>